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7.4295cm"/>
    </style:style>
    <style:style style:name="co5" style:family="table-column">
      <style:table-column-properties fo:break-before="auto" style:column-width="7.006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1">
            <text:p>Products</text:p>
          </table:table-cell>
          <table:table-cell table:number-columns-repeated="9" table:style-name="ce1"/>
          <table:table-cell office:value-type="string" table:style-name="ce1">
            <text:p>ProductsTyp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Наименование продукции</text:p>
          </table:table-cell>
          <table:table-cell office:value-type="string" table:style-name="ce1">
            <text:p>Тип продукции</text:p>
          </table:table-cell>
          <table:table-cell office:value-type="string" table:style-name="ce1">
            <text:p>Артикул</text:p>
          </table:table-cell>
          <table:table-cell office:value-type="string" table:style-name="ce1">
            <text:p>Описание</text:p>
          </table:table-cell>
          <table:table-cell office:value-type="string" table:style-name="ce1">
            <text:p>Изображение</text:p>
          </table:table-cell>
          <table:table-cell office:value-type="string" table:style-name="ce1">
            <text:p>Количество человек для производства</text:p>
          </table:table-cell>
          <table:table-cell office:value-type="string" table:style-name="ce1">
            <text:p>Номер цеха для производства</text:p>
          </table:table-cell>
          <table:table-cell office:value-type="string" table:style-name="ce1">
            <text:p>Минимальная стоимость для агента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Название</text:p>
          </table:table-cell>
          <table:table-cell office:value-type="string" table:style-name="ce1">
            <text:p>Брак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олесо R18 Кованый</text:p>
          </table:table-cell>
          <table:table-cell office:value-type="float" office:value="1" table:style-name="ce1">
            <text:p>1</text:p>
          </table:table-cell>
          <table:table-cell office:value-type="float" office:value="241659" table:style-name="ce1">
            <text:p>24165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5.jpg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1509" table:style-name="ce1">
            <text:p>1150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Колесо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Запаска R15 Кованый</text:p>
          </table:table-cell>
          <table:table-cell office:value-type="float" office:value="2" table:style-name="ce1">
            <text:p>2</text:p>
          </table:table-cell>
          <table:table-cell office:value-type="float" office:value="327657" table:style-name="ce1">
            <text:p>32765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64.jpg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667" table:style-name="ce1">
            <text:p>866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Запаска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Шина R21 Лето</text:p>
          </table:table-cell>
          <table:table-cell office:value-type="float" office:value="3" table:style-name="ce1">
            <text:p>3</text:p>
          </table:table-cell>
          <table:table-cell office:value-type="float" office:value="266521" table:style-name="ce1">
            <text:p>26652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6.jpg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0561" table:style-name="ce1">
            <text:p>1056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Шина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Шина R21 Кованый</text:p>
          </table:table-cell>
          <table:table-cell office:value-type="float" office:value="3" table:style-name="ce1">
            <text:p>3</text:p>
          </table:table-cell>
          <table:table-cell office:value-type="float" office:value="329576" table:style-name="ce1">
            <text:p>32957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9.jp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989" table:style-name="ce1">
            <text:p>798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Диск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Диск R17 Лето</text:p>
          </table:table-cell>
          <table:table-cell office:value-type="float" office:value="4" table:style-name="ce1">
            <text:p>4</text:p>
          </table:table-cell>
          <table:table-cell office:value-type="float" office:value="400508" table:style-name="ce1">
            <text:p>40050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4.jpg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941" table:style-name="ce1">
            <text:p>12941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Шина R14 Липучка</text:p>
          </table:table-cell>
          <table:table-cell office:value-type="float" office:value="3" table:style-name="ce1">
            <text:p>3</text:p>
          </table:table-cell>
          <table:table-cell office:value-type="float" office:value="331598" table:style-name="ce1">
            <text:p>33159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7.jpg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3879" table:style-name="ce1">
            <text:p>13879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Диск R16 Кованый</text:p>
          </table:table-cell>
          <table:table-cell office:value-type="float" office:value="4" table:style-name="ce1">
            <text:p>4</text:p>
          </table:table-cell>
          <table:table-cell office:value-type="float" office:value="440075" table:style-name="ce1">
            <text:p>44007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5.jpg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9068" table:style-name="ce1">
            <text:p>9068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Запаска R14 Лето</text:p>
          </table:table-cell>
          <table:table-cell office:value-type="float" office:value="2" table:style-name="ce1">
            <text:p>2</text:p>
          </table:table-cell>
          <table:table-cell office:value-type="float" office:value="448396" table:style-name="ce1">
            <text:p>44839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2.jpg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878" table:style-name="ce1">
            <text:p>12878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Диск R22 Липучка</text:p>
          </table:table-cell>
          <table:table-cell office:value-type="float" office:value="4" table:style-name="ce1">
            <text:p>4</text:p>
          </table:table-cell>
          <table:table-cell office:value-type="float" office:value="418286" table:style-name="ce1">
            <text:p>41828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.jpg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0670" table:style-name="ce1">
            <text:p>10670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Запаска R15 Лето</text:p>
          </table:table-cell>
          <table:table-cell office:value-type="float" office:value="2" table:style-name="ce1">
            <text:p>2</text:p>
          </table:table-cell>
          <table:table-cell office:value-type="float" office:value="348910" table:style-name="ce1">
            <text:p>34891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0.jpg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969" table:style-name="ce1">
            <text:p>4969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Шина R15 Липучка</text:p>
          </table:table-cell>
          <table:table-cell office:value-type="float" office:value="3" table:style-name="ce1">
            <text:p>3</text:p>
          </table:table-cell>
          <table:table-cell office:value-type="float" office:value="349418" table:style-name="ce1">
            <text:p>34941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8.jpg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393" table:style-name="ce1">
            <text:p>6393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Колесо R15 Кованый</text:p>
          </table:table-cell>
          <table:table-cell office:value-type="float" office:value="1" table:style-name="ce1">
            <text:p>1</text:p>
          </table:table-cell>
          <table:table-cell office:value-type="float" office:value="376388" table:style-name="ce1">
            <text:p>37638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439" table:style-name="ce1">
            <text:p>9439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Колесо R20 Кованый</text:p>
          </table:table-cell>
          <table:table-cell office:value-type="float" office:value="1" table:style-name="ce1">
            <text:p>1</text:p>
          </table:table-cell>
          <table:table-cell office:value-type="float" office:value="445217" table:style-name="ce1">
            <text:p>44521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.jpg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9569" table:style-name="ce1">
            <text:p>9569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Диск R19 Лето</text:p>
          </table:table-cell>
          <table:table-cell office:value-type="float" office:value="4" table:style-name="ce1">
            <text:p>4</text:p>
          </table:table-cell>
          <table:table-cell office:value-type="float" office:value="243152" table:style-name="ce1">
            <text:p>24315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0.jpg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264" table:style-name="ce1">
            <text:p>6264</text:p>
          </table:table-cell>
          <table:table-cell table:number-columns-repeated="1637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Колесо R18 Лето</text:p>
          </table:table-cell>
          <table:table-cell office:value-type="float" office:value="1" table:style-name="ce1">
            <text:p>1</text:p>
          </table:table-cell>
          <table:table-cell office:value-type="float" office:value="412238" table:style-name="ce1">
            <text:p>41223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4.jpg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3892" table:style-name="ce1">
            <text:p>13892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Диск R20 Зима</text:p>
          </table:table-cell>
          <table:table-cell office:value-type="float" office:value="4" table:style-name="ce1">
            <text:p>4</text:p>
          </table:table-cell>
          <table:table-cell office:value-type="float" office:value="252453" table:style-name="ce1">
            <text:p>25245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4526" table:style-name="ce1">
            <text:p>14526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Диск R17 Зима</text:p>
          </table:table-cell>
          <table:table-cell office:value-type="float" office:value="4" table:style-name="ce1">
            <text:p>4</text:p>
          </table:table-cell>
          <table:table-cell office:value-type="float" office:value="343841" table:style-name="ce1">
            <text:p>34384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768" table:style-name="ce1">
            <text:p>12768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Запаска R21 Липучка</text:p>
          </table:table-cell>
          <table:table-cell office:value-type="float" office:value="2" table:style-name="ce1">
            <text:p>2</text:p>
          </table:table-cell>
          <table:table-cell office:value-type="float" office:value="247470" table:style-name="ce1">
            <text:p>24747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62.jpg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139" table:style-name="ce1">
            <text:p>10139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Запаска R20 Липучка</text:p>
          </table:table-cell>
          <table:table-cell office:value-type="float" office:value="2" table:style-name="ce1">
            <text:p>2</text:p>
          </table:table-cell>
          <table:table-cell office:value-type="float" office:value="335226" table:style-name="ce1">
            <text:p>33522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988" table:style-name="ce1">
            <text:p>9988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Шина R17 Кованый</text:p>
          </table:table-cell>
          <table:table-cell office:value-type="float" office:value="3" table:style-name="ce1">
            <text:p>3</text:p>
          </table:table-cell>
          <table:table-cell office:value-type="float" office:value="299692" table:style-name="ce1">
            <text:p>29969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8.jpg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1463" table:style-name="ce1">
            <text:p>11463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Диск R20 Липучка</text:p>
          </table:table-cell>
          <table:table-cell office:value-type="float" office:value="4" table:style-name="ce1">
            <text:p>4</text:p>
          </table:table-cell>
          <table:table-cell office:value-type="float" office:value="447543" table:style-name="ce1">
            <text:p>44754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.jpg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1661" table:style-name="ce1">
            <text:p>1166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Запаска R20 Кованый</text:p>
          </table:table-cell>
          <table:table-cell office:value-type="float" office:value="2" table:style-name="ce1">
            <text:p>2</text:p>
          </table:table-cell>
          <table:table-cell office:value-type="float" office:value="249737" table:style-name="ce1">
            <text:p>24973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509" table:style-name="ce1">
            <text:p>7509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Колесо R14 Кованый</text:p>
          </table:table-cell>
          <table:table-cell office:value-type="float" office:value="1" table:style-name="ce1">
            <text:p>1</text:p>
          </table:table-cell>
          <table:table-cell office:value-type="float" office:value="429265" table:style-name="ce1">
            <text:p>42926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1838" table:style-name="ce1">
            <text:p>11838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Диск R21 Кованый</text:p>
          </table:table-cell>
          <table:table-cell office:value-type="float" office:value="4" table:style-name="ce1">
            <text:p>4</text:p>
          </table:table-cell>
          <table:table-cell office:value-type="float" office:value="299085" table:style-name="ce1">
            <text:p>29908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61.jpg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757" table:style-name="ce1">
            <text:p>4757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Шина R20 Кованый</text:p>
          </table:table-cell>
          <table:table-cell office:value-type="float" office:value="3" table:style-name="ce1">
            <text:p>3</text:p>
          </table:table-cell>
          <table:table-cell office:value-type="float" office:value="330937" table:style-name="ce1">
            <text:p>33093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5.jp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928" table:style-name="ce1">
            <text:p>10928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Диск R16 Липучка</text:p>
          </table:table-cell>
          <table:table-cell office:value-type="float" office:value="4" table:style-name="ce1">
            <text:p>4</text:p>
          </table:table-cell>
          <table:table-cell office:value-type="float" office:value="435703" table:style-name="ce1">
            <text:p>43570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934" table:style-name="ce1">
            <text:p>9934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Запаска R18 Лето</text:p>
          </table:table-cell>
          <table:table-cell office:value-type="float" office:value="2" table:style-name="ce1">
            <text:p>2</text:p>
          </table:table-cell>
          <table:table-cell office:value-type="float" office:value="305509" table:style-name="ce1">
            <text:p>30550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1.jpg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192" table:style-name="ce1">
            <text:p>5192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Запаска R19 Кованый</text:p>
          </table:table-cell>
          <table:table-cell office:value-type="float" office:value="2" table:style-name="ce1">
            <text:p>2</text:p>
          </table:table-cell>
          <table:table-cell office:value-type="float" office:value="390434" table:style-name="ce1">
            <text:p>39043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6.jpg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4258" table:style-name="ce1">
            <text:p>14258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Диск R18 Лето</text:p>
          </table:table-cell>
          <table:table-cell office:value-type="float" office:value="4" table:style-name="ce1">
            <text:p>4</text:p>
          </table:table-cell>
          <table:table-cell office:value-type="float" office:value="317858" table:style-name="ce1">
            <text:p>31785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2.jpg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435" table:style-name="ce1">
            <text:p>843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Запаска R14 Кованый</text:p>
          </table:table-cell>
          <table:table-cell office:value-type="float" office:value="2" table:style-name="ce1">
            <text:p>2</text:p>
          </table:table-cell>
          <table:table-cell office:value-type="float" office:value="412235" table:style-name="ce1">
            <text:p>41223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7.jpg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891" table:style-name="ce1">
            <text:p>1289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Запаска R22 Липучка</text:p>
          </table:table-cell>
          <table:table-cell office:value-type="float" office:value="2" table:style-name="ce1">
            <text:p>2</text:p>
          </table:table-cell>
          <table:table-cell office:value-type="float" office:value="328305" table:style-name="ce1">
            <text:p>32830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3.jp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116" table:style-name="ce1">
            <text:p>10116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Колесо R21 Липучка</text:p>
          </table:table-cell>
          <table:table-cell office:value-type="float" office:value="1" table:style-name="ce1">
            <text:p>1</text:p>
          </table:table-cell>
          <table:table-cell office:value-type="float" office:value="403378" table:style-name="ce1">
            <text:p>40337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5.jpg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626" table:style-name="ce1">
            <text:p>3626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Шина R18 Лето</text:p>
          </table:table-cell>
          <table:table-cell office:value-type="float" office:value="3" table:style-name="ce1">
            <text:p>3</text:p>
          </table:table-cell>
          <table:table-cell office:value-type="float" office:value="425463" table:style-name="ce1">
            <text:p>42546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1625" table:style-name="ce1">
            <text:p>1162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Запаска R17 Липучка</text:p>
          </table:table-cell>
          <table:table-cell office:value-type="float" office:value="2" table:style-name="ce1">
            <text:p>2</text:p>
          </table:table-cell>
          <table:table-cell office:value-type="float" office:value="327883" table:style-name="ce1">
            <text:p>32788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0.jp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332" table:style-name="ce1">
            <text:p>12332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Диск R22 Кованый</text:p>
          </table:table-cell>
          <table:table-cell office:value-type="float" office:value="4" table:style-name="ce1">
            <text:p>4</text:p>
          </table:table-cell>
          <table:table-cell office:value-type="float" office:value="388520" table:style-name="ce1">
            <text:p>38852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9.jpg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498" table:style-name="ce1">
            <text:p>7498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Шина R18 Липучка</text:p>
          </table:table-cell>
          <table:table-cell office:value-type="float" office:value="3" table:style-name="ce1">
            <text:p>3</text:p>
          </table:table-cell>
          <table:table-cell office:value-type="float" office:value="319450" table:style-name="ce1">
            <text:p>31945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951" table:style-name="ce1">
            <text:p>4951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Шина R16 Кованый</text:p>
          </table:table-cell>
          <table:table-cell office:value-type="float" office:value="3" table:style-name="ce1">
            <text:p>3</text:p>
          </table:table-cell>
          <table:table-cell office:value-type="float" office:value="421321" table:style-name="ce1">
            <text:p>42132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4691" table:style-name="ce1">
            <text:p>14691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Диск R17 Липучка</text:p>
          </table:table-cell>
          <table:table-cell office:value-type="float" office:value="4" table:style-name="ce1">
            <text:p>4</text:p>
          </table:table-cell>
          <table:table-cell office:value-type="float" office:value="282569" table:style-name="ce1">
            <text:p>28256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2.jpg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2356" table:style-name="ce1">
            <text:p>12356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Запаска R23 Зима</text:p>
          </table:table-cell>
          <table:table-cell office:value-type="float" office:value="2" table:style-name="ce1">
            <text:p>2</text:p>
          </table:table-cell>
          <table:table-cell office:value-type="float" office:value="394768" table:style-name="ce1">
            <text:p>39476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8.jpg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3019" table:style-name="ce1">
            <text:p>13019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Диск R21 Зима</text:p>
          </table:table-cell>
          <table:table-cell office:value-type="float" office:value="4" table:style-name="ce1">
            <text:p>4</text:p>
          </table:table-cell>
          <table:table-cell office:value-type="float" office:value="250714" table:style-name="ce1">
            <text:p>25071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1.jpg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762" table:style-name="ce1">
            <text:p>8762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Диск R16 Лето</text:p>
          </table:table-cell>
          <table:table-cell office:value-type="float" office:value="4" table:style-name="ce1">
            <text:p>4</text:p>
          </table:table-cell>
          <table:table-cell office:value-type="float" office:value="251201" table:style-name="ce1">
            <text:p>25120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8149" table:style-name="ce1">
            <text:p>8149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Шина R14 Кованый</text:p>
          </table:table-cell>
          <table:table-cell office:value-type="float" office:value="3" table:style-name="ce1">
            <text:p>3</text:p>
          </table:table-cell>
          <table:table-cell office:value-type="float" office:value="274477" table:style-name="ce1">
            <text:p>27447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4.jpg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527" table:style-name="ce1">
            <text:p>9527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Диск R19 Зима</text:p>
          </table:table-cell>
          <table:table-cell office:value-type="float" office:value="4" table:style-name="ce1">
            <text:p>4</text:p>
          </table:table-cell>
          <table:table-cell office:value-type="float" office:value="358851" table:style-name="ce1">
            <text:p>35885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6.jpg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695" table:style-name="ce1">
            <text:p>569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Диск R21 Лето</text:p>
          </table:table-cell>
          <table:table-cell office:value-type="float" office:value="4" table:style-name="ce1">
            <text:p>4</text:p>
          </table:table-cell>
          <table:table-cell office:value-type="float" office:value="449834" table:style-name="ce1">
            <text:p>44983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5.jpg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698" table:style-name="ce1">
            <text:p>2698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Запаска R19 Липучка</text:p>
          </table:table-cell>
          <table:table-cell office:value-type="float" office:value="2" table:style-name="ce1">
            <text:p>2</text:p>
          </table:table-cell>
          <table:table-cell office:value-type="float" office:value="438383" table:style-name="ce1">
            <text:p>43838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0" table:style-name="ce1">
            <text:p>12000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Колесо R19 Лето</text:p>
          </table:table-cell>
          <table:table-cell office:value-type="float" office:value="1" table:style-name="ce1">
            <text:p>1</text:p>
          </table:table-cell>
          <table:table-cell office:value-type="float" office:value="298778" table:style-name="ce1">
            <text:p>29877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8.jpg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493" table:style-name="ce1">
            <text:p>7493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Колесо R16 Лето</text:p>
          </table:table-cell>
          <table:table-cell office:value-type="float" office:value="1" table:style-name="ce1">
            <text:p>1</text:p>
          </table:table-cell>
          <table:table-cell office:value-type="float" office:value="337577" table:style-name="ce1">
            <text:p>33757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.jpg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161" table:style-name="ce1">
            <text:p>10161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Запаска R21 Зима</text:p>
          </table:table-cell>
          <table:table-cell office:value-type="float" office:value="2" table:style-name="ce1">
            <text:p>2</text:p>
          </table:table-cell>
          <table:table-cell office:value-type="float" office:value="365509" table:style-name="ce1">
            <text:p>36550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4556" table:style-name="ce1">
            <text:p>14556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Шина R20 Липучка</text:p>
          </table:table-cell>
          <table:table-cell office:value-type="float" office:value="3" table:style-name="ce1">
            <text:p>3</text:p>
          </table:table-cell>
          <table:table-cell office:value-type="float" office:value="348553" table:style-name="ce1">
            <text:p>34855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508" table:style-name="ce1">
            <text:p>3508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Диск R20 Лето</text:p>
          </table:table-cell>
          <table:table-cell office:value-type="float" office:value="4" table:style-name="ce1">
            <text:p>4</text:p>
          </table:table-cell>
          <table:table-cell office:value-type="float" office:value="300047" table:style-name="ce1">
            <text:p>30004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6.jpg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323" table:style-name="ce1">
            <text:p>10323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Запаска R18 Липучка</text:p>
          </table:table-cell>
          <table:table-cell office:value-type="float" office:value="2" table:style-name="ce1">
            <text:p>2</text:p>
          </table:table-cell>
          <table:table-cell office:value-type="float" office:value="279256" table:style-name="ce1">
            <text:p>27925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3.jpg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759" table:style-name="ce1">
            <text:p>9759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Шина R22 Лето</text:p>
          </table:table-cell>
          <table:table-cell office:value-type="float" office:value="3" table:style-name="ce1">
            <text:p>3</text:p>
          </table:table-cell>
          <table:table-cell office:value-type="float" office:value="406784" table:style-name="ce1">
            <text:p>40678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7.jpg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4692" table:style-name="ce1">
            <text:p>14692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Колесо R21 Лето</text:p>
          </table:table-cell>
          <table:table-cell office:value-type="float" office:value="1" table:style-name="ce1">
            <text:p>1</text:p>
          </table:table-cell>
          <table:table-cell office:value-type="float" office:value="276905" table:style-name="ce1">
            <text:p>27690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343" table:style-name="ce1">
            <text:p>10343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Диск R19 Липучка</text:p>
          </table:table-cell>
          <table:table-cell office:value-type="float" office:value="4" table:style-name="ce1">
            <text:p>4</text:p>
          </table:table-cell>
          <table:table-cell office:value-type="float" office:value="318661" table:style-name="ce1">
            <text:p>31866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544" table:style-name="ce1">
            <text:p>5544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Запаска R14 Зима</text:p>
          </table:table-cell>
          <table:table-cell office:value-type="float" office:value="2" table:style-name="ce1">
            <text:p>2</text:p>
          </table:table-cell>
          <table:table-cell office:value-type="float" office:value="440993" table:style-name="ce1">
            <text:p>44099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020" table:style-name="ce1">
            <text:p>6020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Запаска R22 Кованый</text:p>
          </table:table-cell>
          <table:table-cell office:value-type="float" office:value="2" table:style-name="ce1">
            <text:p>2</text:p>
          </table:table-cell>
          <table:table-cell office:value-type="float" office:value="341800" table:style-name="ce1">
            <text:p>34180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447" table:style-name="ce1">
            <text:p>5447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Диск R22 Зима</text:p>
          </table:table-cell>
          <table:table-cell office:value-type="float" office:value="4" table:style-name="ce1">
            <text:p>4</text:p>
          </table:table-cell>
          <table:table-cell office:value-type="float" office:value="453650" table:style-name="ce1">
            <text:p>45365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2.jpg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1459" table:style-name="ce1">
            <text:p>11459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Запаска R17 Кованый</text:p>
          </table:table-cell>
          <table:table-cell office:value-type="float" office:value="2" table:style-name="ce1">
            <text:p>2</text:p>
          </table:table-cell>
          <table:table-cell office:value-type="float" office:value="372287" table:style-name="ce1">
            <text:p>37228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7.jpg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808" table:style-name="ce1">
            <text:p>5808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Диск R15 Лето</text:p>
          </table:table-cell>
          <table:table-cell office:value-type="float" office:value="4" table:style-name="ce1">
            <text:p>4</text:p>
          </table:table-cell>
          <table:table-cell office:value-type="float" office:value="347427" table:style-name="ce1">
            <text:p>34742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071" table:style-name="ce1">
            <text:p>5071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Шина R15 Кованый</text:p>
          </table:table-cell>
          <table:table-cell office:value-type="float" office:value="3" table:style-name="ce1">
            <text:p>3</text:p>
          </table:table-cell>
          <table:table-cell office:value-type="float" office:value="274665" table:style-name="ce1">
            <text:p>27466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63.jpg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3101" table:style-name="ce1">
            <text:p>13101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Запаска R19 Лето</text:p>
          </table:table-cell>
          <table:table-cell office:value-type="float" office:value="2" table:style-name="ce1">
            <text:p>2</text:p>
          </table:table-cell>
          <table:table-cell office:value-type="float" office:value="283112" table:style-name="ce1">
            <text:p>28311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3.jpg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362" table:style-name="ce1">
            <text:p>3362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Колесо R20 Липучка</text:p>
          </table:table-cell>
          <table:table-cell office:value-type="float" office:value="1" table:style-name="ce1">
            <text:p>1</text:p>
          </table:table-cell>
          <table:table-cell office:value-type="float" office:value="363664" table:style-name="ce1">
            <text:p>36366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681" table:style-name="ce1">
            <text:p>12681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Шина R19 Зима</text:p>
          </table:table-cell>
          <table:table-cell office:value-type="float" office:value="3" table:style-name="ce1">
            <text:p>3</text:p>
          </table:table-cell>
          <table:table-cell office:value-type="float" office:value="444141" table:style-name="ce1">
            <text:p>44414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741" table:style-name="ce1">
            <text:p>2741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Шина R22 Кованый</text:p>
          </table:table-cell>
          <table:table-cell office:value-type="float" office:value="3" table:style-name="ce1">
            <text:p>3</text:p>
          </table:table-cell>
          <table:table-cell office:value-type="float" office:value="416324" table:style-name="ce1">
            <text:p>41632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0.jpg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3841" table:style-name="ce1">
            <text:p>13841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Колесо R18 Зима</text:p>
          </table:table-cell>
          <table:table-cell office:value-type="float" office:value="1" table:style-name="ce1">
            <text:p>1</text:p>
          </table:table-cell>
          <table:table-cell office:value-type="float" office:value="387609" table:style-name="ce1">
            <text:p>38760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9.jpg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445" table:style-name="ce1">
            <text:p>3445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Запаска R16 Кованый</text:p>
          </table:table-cell>
          <table:table-cell office:value-type="float" office:value="2" table:style-name="ce1">
            <text:p>2</text:p>
          </table:table-cell>
          <table:table-cell office:value-type="float" office:value="432234" table:style-name="ce1">
            <text:p>43223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3556" table:style-name="ce1">
            <text:p>13556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Колесо R17 Зима</text:p>
          </table:table-cell>
          <table:table-cell office:value-type="float" office:value="1" table:style-name="ce1">
            <text:p>1</text:p>
          </table:table-cell>
          <table:table-cell office:value-type="float" office:value="381949" table:style-name="ce1">
            <text:p>38194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902" table:style-name="ce1">
            <text:p>5902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Запаска R16 Зима</text:p>
          </table:table-cell>
          <table:table-cell office:value-type="float" office:value="2" table:style-name="ce1">
            <text:p>2</text:p>
          </table:table-cell>
          <table:table-cell office:value-type="float" office:value="394413" table:style-name="ce1">
            <text:p>39441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9.jpg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679" table:style-name="ce1">
            <text:p>12679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Колесо R20 Лето</text:p>
          </table:table-cell>
          <table:table-cell office:value-type="float" office:value="1" table:style-name="ce1">
            <text:p>1</text:p>
          </table:table-cell>
          <table:table-cell office:value-type="float" office:value="434626" table:style-name="ce1">
            <text:p>43462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1.jpg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1959" table:style-name="ce1">
            <text:p>11959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Шина R17 Липучка</text:p>
          </table:table-cell>
          <table:table-cell office:value-type="float" office:value="3" table:style-name="ce1">
            <text:p>3</text:p>
          </table:table-cell>
          <table:table-cell office:value-type="float" office:value="280863" table:style-name="ce1">
            <text:p>28086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1695" table:style-name="ce1">
            <text:p>11695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Шина R18 Зима</text:p>
          </table:table-cell>
          <table:table-cell office:value-type="float" office:value="3" table:style-name="ce1">
            <text:p>3</text:p>
          </table:table-cell>
          <table:table-cell office:value-type="float" office:value="444280" table:style-name="ce1">
            <text:p>44428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4.jpg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3168" table:style-name="ce1">
            <text:p>13168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Запаска R17 Лето</text:p>
          </table:table-cell>
          <table:table-cell office:value-type="float" office:value="2" table:style-name="ce1">
            <text:p>2</text:p>
          </table:table-cell>
          <table:table-cell office:value-type="float" office:value="331576" table:style-name="ce1">
            <text:p>33157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9.jpg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803" table:style-name="ce1">
            <text:p>4803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Запаска R22 Зима</text:p>
          </table:table-cell>
          <table:table-cell office:value-type="float" office:value="2" table:style-name="ce1">
            <text:p>2</text:p>
          </table:table-cell>
          <table:table-cell office:value-type="float" office:value="268886" table:style-name="ce1">
            <text:p>26888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471" table:style-name="ce1">
            <text:p>13471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Колесо R20 Зима</text:p>
          </table:table-cell>
          <table:table-cell office:value-type="float" office:value="1" table:style-name="ce1">
            <text:p>1</text:p>
          </table:table-cell>
          <table:table-cell office:value-type="float" office:value="427198" table:style-name="ce1">
            <text:p>42719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397" table:style-name="ce1">
            <text:p>2397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Шина R17 Лето</text:p>
          </table:table-cell>
          <table:table-cell office:value-type="float" office:value="3" table:style-name="ce1">
            <text:p>3</text:p>
          </table:table-cell>
          <table:table-cell office:value-type="float" office:value="354738" table:style-name="ce1">
            <text:p>35473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0.jpg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329" table:style-name="ce1">
            <text:p>11329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Шина R14 Лето</text:p>
          </table:table-cell>
          <table:table-cell office:value-type="float" office:value="3" table:style-name="ce1">
            <text:p>3</text:p>
          </table:table-cell>
          <table:table-cell office:value-type="float" office:value="330951" table:style-name="ce1">
            <text:p>33095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9.jpg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786" table:style-name="ce1">
            <text:p>6786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Запаска R20 Зима</text:p>
          </table:table-cell>
          <table:table-cell office:value-type="float" office:value="2" table:style-name="ce1">
            <text:p>2</text:p>
          </table:table-cell>
          <table:table-cell office:value-type="float" office:value="241577" table:style-name="ce1">
            <text:p>24157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1.jp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125" table:style-name="ce1">
            <text:p>9125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Колесо R17 Липучка</text:p>
          </table:table-cell>
          <table:table-cell office:value-type="float" office:value="1" table:style-name="ce1">
            <text:p>1</text:p>
          </table:table-cell>
          <table:table-cell office:value-type="float" office:value="281537" table:style-name="ce1">
            <text:p>28153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365" table:style-name="ce1">
            <text:p>4365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Шина R16 Зима</text:p>
          </table:table-cell>
          <table:table-cell office:value-type="float" office:value="3" table:style-name="ce1">
            <text:p>3</text:p>
          </table:table-cell>
          <table:table-cell office:value-type="float" office:value="300433" table:style-name="ce1">
            <text:p>30043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570" table:style-name="ce1">
            <text:p>2570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Запаска R19 Зима</text:p>
          </table:table-cell>
          <table:table-cell office:value-type="float" office:value="2" table:style-name="ce1">
            <text:p>2</text:p>
          </table:table-cell>
          <table:table-cell office:value-type="float" office:value="254860" table:style-name="ce1">
            <text:p>25486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568" table:style-name="ce1">
            <text:p>5568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Диск R22 Лето</text:p>
          </table:table-cell>
          <table:table-cell office:value-type="float" office:value="4" table:style-name="ce1">
            <text:p>4</text:p>
          </table:table-cell>
          <table:table-cell office:value-type="float" office:value="406411" table:style-name="ce1">
            <text:p>40641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3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904" table:style-name="ce1">
            <text:p>2904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Колесо R19 Липучка</text:p>
          </table:table-cell>
          <table:table-cell office:value-type="float" office:value="1" table:style-name="ce1">
            <text:p>1</text:p>
          </table:table-cell>
          <table:table-cell office:value-type="float" office:value="440973" table:style-name="ce1">
            <text:p>440973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.jpg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8439" table:style-name="ce1">
            <text:p>8439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Шина R21 Липучка</text:p>
          </table:table-cell>
          <table:table-cell office:value-type="float" office:value="3" table:style-name="ce1">
            <text:p>3</text:p>
          </table:table-cell>
          <table:table-cell office:value-type="float" office:value="308647" table:style-name="ce1">
            <text:p>30864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6.jpg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830" table:style-name="ce1">
            <text:p>12830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Шина R17 Зима</text:p>
          </table:table-cell>
          <table:table-cell office:value-type="float" office:value="3" table:style-name="ce1">
            <text:p>3</text:p>
          </table:table-cell>
          <table:table-cell office:value-type="float" office:value="291319" table:style-name="ce1">
            <text:p>29131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54.jpg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426" table:style-name="ce1">
            <text:p>6426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Диск R18 Зима</text:p>
          </table:table-cell>
          <table:table-cell office:value-type="float" office:value="4" table:style-name="ce1">
            <text:p>4</text:p>
          </table:table-cell>
          <table:table-cell office:value-type="float" office:value="255211" table:style-name="ce1">
            <text:p>25521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1.jpg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3239" table:style-name="ce1">
            <text:p>13239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Шина R18 Кованый</text:p>
          </table:table-cell>
          <table:table-cell office:value-type="float" office:value="3" table:style-name="ce1">
            <text:p>3</text:p>
          </table:table-cell>
          <table:table-cell office:value-type="float" office:value="275809" table:style-name="ce1">
            <text:p>27580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0.jpg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258" table:style-name="ce1">
            <text:p>3258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Колесо R17 Лето</text:p>
          </table:table-cell>
          <table:table-cell office:value-type="float" office:value="1" table:style-name="ce1">
            <text:p>1</text:p>
          </table:table-cell>
          <table:table-cell office:value-type="float" office:value="332936" table:style-name="ce1">
            <text:p>33293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8.jp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145" table:style-name="ce1">
            <text:p>11145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Шина R22 Зима</text:p>
          </table:table-cell>
          <table:table-cell office:value-type="float" office:value="3" table:style-name="ce1">
            <text:p>3</text:p>
          </table:table-cell>
          <table:table-cell office:value-type="float" office:value="382661" table:style-name="ce1">
            <text:p>38266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373" table:style-name="ce1">
            <text:p>10373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Шина R19 Лето</text:p>
          </table:table-cell>
          <table:table-cell office:value-type="float" office:value="3" table:style-name="ce1">
            <text:p>3</text:p>
          </table:table-cell>
          <table:table-cell office:value-type="float" office:value="335030" table:style-name="ce1">
            <text:p>33503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4870" table:style-name="ce1">
            <text:p>4870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Шина R19 Кованый</text:p>
          </table:table-cell>
          <table:table-cell office:value-type="float" office:value="3" table:style-name="ce1">
            <text:p>3</text:p>
          </table:table-cell>
          <table:table-cell office:value-type="float" office:value="291359" table:style-name="ce1">
            <text:p>29135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27.jpg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4682" table:style-name="ce1">
            <text:p>14682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Колесо R18 Липучка</text:p>
          </table:table-cell>
          <table:table-cell office:value-type="float" office:value="1" table:style-name="ce1">
            <text:p>1</text:p>
          </table:table-cell>
          <table:table-cell office:value-type="float" office:value="332858" table:style-name="ce1">
            <text:p>33285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2.jpg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4804" table:style-name="ce1">
            <text:p>14804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Запаска R15 Липучка</text:p>
          </table:table-cell>
          <table:table-cell office:value-type="float" office:value="2" table:style-name="ce1">
            <text:p>2</text:p>
          </table:table-cell>
          <table:table-cell office:value-type="float" office:value="237228" table:style-name="ce1">
            <text:p>23722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18.jpg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510" table:style-name="ce1">
            <text:p>5510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Шина R15 Зима</text:p>
          </table:table-cell>
          <table:table-cell office:value-type="float" office:value="3" table:style-name="ce1">
            <text:p>3</text:p>
          </table:table-cell>
          <table:table-cell office:value-type="float" office:value="312952" table:style-name="ce1">
            <text:p>31295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039" table:style-name="ce1">
            <text:p>4039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Шина R19 Липучка</text:p>
          </table:table-cell>
          <table:table-cell office:value-type="float" office:value="3" table:style-name="ce1">
            <text:p>3</text:p>
          </table:table-cell>
          <table:table-cell office:value-type="float" office:value="341034" table:style-name="ce1">
            <text:p>34103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36.jpg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3063" table:style-name="ce1">
            <text:p>13063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Запаска R15 Зима</text:p>
          </table:table-cell>
          <table:table-cell office:value-type="float" office:value="2" table:style-name="ce1">
            <text:p>2</text:p>
          </table:table-cell>
          <table:table-cell office:value-type="float" office:value="251241" table:style-name="ce1">
            <text:p>25124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874" table:style-name="ce1">
            <text:p>3874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Шина R16 Лето</text:p>
          </table:table-cell>
          <table:table-cell office:value-type="float" office:value="3" table:style-name="ce1">
            <text:p>3</text:p>
          </table:table-cell>
          <table:table-cell office:value-type="float" office:value="437927" table:style-name="ce1">
            <text:p>43792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181" table:style-name="ce1">
            <text:p>7181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Колесо R16 Липучка</text:p>
          </table:table-cell>
          <table:table-cell office:value-type="float" office:value="1" table:style-name="ce1">
            <text:p>1</text:p>
          </table:table-cell>
          <table:table-cell office:value-type="float" office:value="263261" table:style-name="ce1">
            <text:p>26326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4521" table:style-name="ce1">
            <text:p>14521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Запаска R21 Лето</text:p>
          </table:table-cell>
          <table:table-cell office:value-type="float" office:value="2" table:style-name="ce1">
            <text:p>2</text:p>
          </table:table-cell>
          <table:table-cell office:value-type="float" office:value="299112" table:style-name="ce1">
            <text:p>29911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43.jpg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694" table:style-name="ce1">
            <text:p>3694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Шина R21 Зима</text:p>
          </table:table-cell>
          <table:table-cell office:value-type="float" office:value="3" table:style-name="ce1">
            <text:p>3</text:p>
          </table:table-cell>
          <table:table-cell office:value-type="float" office:value="398710" table:style-name="ce1">
            <text:p>39871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7.jp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378" table:style-name="ce1">
            <text:p>9378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Шина R16 Липучка</text:p>
          </table:table-cell>
          <table:table-cell office:value-type="float" office:value="3" table:style-name="ce1">
            <text:p>3</text:p>
          </table:table-cell>
          <table:table-cell office:value-type="float" office:value="320970" table:style-name="ce1">
            <text:p>32097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Assets\tire_60.jpg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64" table:style-name="ce1">
            <text:p>2264</text:p>
          </table:table-cell>
          <table:table-cell table:number-columns-repeated="16375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ubersk _</dc:creator>
    <dc:date>2022-10-19T09:17:38Z</dc:date>
    <meta:editing-cycles>1</meta:editing-cycles>
    <meta:editing-duration>PT2948S</meta:editing-duration>
  </office:meta>
</office:document-meta>
</file>